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8" style:family="table-cell" style:parent-style-name="Default" style:data-style-name="N123"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2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 style:data-style-name="N10">
      <style:text-properties fo:font-size="16pt" style:font-size-asian="16pt" style:font-size-complex="16pt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7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9__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7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8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8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8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8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7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8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8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8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8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7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8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8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8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8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7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8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8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8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8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5">
            <text:p>9.5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7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8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8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8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8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3" office:value-type="percentage" office:value="0.095">
            <text:p>9.5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7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8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8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8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8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7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8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8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8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8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7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8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8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8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8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7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8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8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8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8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7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8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8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8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8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7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8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8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8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8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7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8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8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8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8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7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8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8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8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8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7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8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8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8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8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7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8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8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8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8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7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8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8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8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8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7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8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8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8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8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7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8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8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8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8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7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8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8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8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8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7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8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8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8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8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7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8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8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8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8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7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8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8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8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8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7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8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8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8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8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7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8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8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8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8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7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8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8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8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8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7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8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8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8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8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7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8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8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8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8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7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8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8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8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8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7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8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8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8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8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7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8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8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8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8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7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8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8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8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8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7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8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8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8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8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7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8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8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8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8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7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8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8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8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8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7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8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8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8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8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7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8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8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8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8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7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8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8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8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8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7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8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8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8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8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7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8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8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8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8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7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8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8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8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8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7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8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8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8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8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7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8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8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8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8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7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8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8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8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8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7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8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8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8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8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7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8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8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8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8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7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8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8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8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8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7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8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8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8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8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7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8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8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8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8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7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8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8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8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8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7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8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8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8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8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7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8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8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8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8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7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8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8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8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8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7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8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8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8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8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7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8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8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8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8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7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8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8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8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8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7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8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8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8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8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7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8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8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8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8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7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8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8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8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8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7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8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8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8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8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7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36000">
            <text:p>￥36,000</text:p>
          </table:table-cell>
          <table:table-cell table:style-name="ce32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7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32000">
            <text:p>￥32,000</text:p>
          </table:table-cell>
          <table:table-cell table:style-name="ce32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7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28000">
            <text:p>￥28,000</text:p>
          </table:table-cell>
          <table:table-cell table:style-name="ce32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7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1" office:value-type="currency" office:currency="JPY" office:value="24000">
            <text:p>￥24,000</text:p>
          </table:table-cell>
          <table:table-cell table:style-name="ce32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5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2018/06/09</text:date>, <text:time>08:21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9T08:21:54.61</dc:date>
    <dc:creator>鈴木 豊樹</dc:creator>
    <meta:editing-duration>P2DT3H25M31S</meta:editing-duration>
    <meta:editing-cycles>190</meta:editing-cycles>
    <meta:generator>OpenOffice/4.1.5$Win32 OpenOffice.org_project/415m1$Build-9789</meta:generator>
    <meta:document-statistic meta:table-count="63" meta:cell-count="3912" meta:object-count="0"/>
  </office:meta>
</office:document-meta>
</file>